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may-break-between-rows="false"/>
    </style:style>
    <style:style style:name="Table7.A" style:family="table-column">
      <style:table-column-properties style:column-width="4.249cm"/>
    </style:style>
    <style:style style:name="Table7.C" style:family="table-column">
      <style:table-column-properties style:column-width="4.202cm"/>
    </style:style>
    <style:style style:name="Table7.D" style:family="table-column">
      <style:table-column-properties style:column-width="4.31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9" style:family="table">
      <style:table-properties style:width="17cm" table:align="margins" style:may-break-between-rows="false"/>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may-break-between-rows="false"/>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may-break-between-rows="false"/>
    </style:style>
    <style:style style:name="Table11.A" style:family="table-column">
      <style:table-column-properties style:column-width="4.249cm"/>
    </style:style>
    <style:style style:name="Table11.C" style:family="table-column">
      <style:table-column-properties style:column-width="4.251cm"/>
    </style:style>
    <style:style style:name="Table11.D" style:family="table-column">
      <style:table-column-properties style:column-width="4.263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orphans="2" fo:widows="2" fo:text-indent="0cm" style:auto-text-indent="false"/>
    </style:style>
    <style:style style:name="P2" style:family="paragraph" style:parent-style-name="Header">
      <style:paragraph-properties fo:margin-left="0cm" fo:margin-right="0cm" fo:orphans="2" fo:widows="2" fo:text-indent="0cm" style:auto-text-indent="false"/>
      <style:text-properties fo:font-variant="normal" fo:text-transform="none" fo:color="#666666" style:font-name="apple-system" fo:font-size="15pt" fo:letter-spacing="normal" fo:font-style="normal" fo:font-weight="normal" officeooo:rsid="00098ee2" officeooo:paragraph-rsid="00098ee2"/>
    </style:style>
    <style:style style:name="P3" style:family="paragraph" style:parent-style-name="Title">
      <style:text-properties officeooo:rsid="00098ee2" officeooo:paragraph-rsid="00098ee2"/>
    </style:style>
    <style:style style:name="P4" style:family="paragraph" style:parent-style-name="Title">
      <style:text-properties fo:font-size="50pt" officeooo:rsid="00098ee2" officeooo:paragraph-rsid="00098ee2" style:font-size-asian="50pt" style:font-size-complex="50pt"/>
    </style:style>
    <style:style style:name="P5" style:family="paragraph" style:parent-style-name="Text_20_body">
      <style:paragraph-properties fo:break-before="page"/>
      <style:text-properties fo:font-size="50pt" officeooo:rsid="00098ee2" officeooo:paragraph-rsid="00098ee2" style:font-size-asian="50pt" style:font-size-complex="50pt"/>
    </style:style>
    <style:style style:name="P6" style:family="paragraph" style:parent-style-name="Text_20_body">
      <style:text-properties officeooo:rsid="00098ee2" officeooo:paragraph-rsid="00098ee2"/>
    </style:style>
    <style:style style:name="P7" style:family="paragraph" style:parent-style-name="Text_20_body">
      <style:text-properties officeooo:rsid="000c303f" officeooo:paragraph-rsid="000c303f"/>
    </style:style>
    <style:style style:name="P8" style:family="paragraph" style:parent-style-name="Text_20_body">
      <style:text-properties officeooo:rsid="000a72cb" officeooo:paragraph-rsid="000a72cb"/>
    </style:style>
    <style:style style:name="P9" style:family="paragraph" style:parent-style-name="Text_20_body">
      <style:text-properties officeooo:rsid="0015e705" officeooo:paragraph-rsid="0015e705"/>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able_20_Contents">
      <style:text-properties officeooo:paragraph-rsid="003db0c1"/>
    </style:style>
    <style:style style:name="P13" style:family="paragraph" style:parent-style-name="Heading_20_2">
      <style:text-properties officeooo:rsid="000c303f" officeooo:paragraph-rsid="000c303f"/>
    </style:style>
    <style:style style:name="P14" style:family="paragraph" style:parent-style-name="Heading_20_2">
      <style:paragraph-properties fo:break-before="page"/>
    </style:style>
    <style:style style:name="P15" style:family="paragraph" style:parent-style-name="Heading_20_1">
      <style:paragraph-properties fo:break-before="page"/>
      <style:text-properties officeooo:rsid="00098ee2" officeooo:paragraph-rsid="00098ee2"/>
    </style:style>
    <style:style style:name="P16" style:family="paragraph" style:parent-style-name="Standard">
      <style:text-properties officeooo:paragraph-rsid="002a0cb3"/>
    </style:style>
    <style:style style:name="P17" style:family="paragraph" style:parent-style-name="Standard">
      <style:text-properties officeooo:paragraph-rsid="003e63c1"/>
    </style:style>
    <style:style style:name="P18" style:family="paragraph" style:parent-style-name="Standard">
      <style:text-properties officeooo:paragraph-rsid="003f62ca"/>
    </style:style>
    <style:style style:name="P19" style:family="paragraph">
      <style:paragraph-properties fo:break-before="page"/>
    </style:style>
    <style:style style:name="P20" style:family="paragraph" style:parent-style-name="Text_20_body">
      <style:text-properties officeooo:rsid="00379333" officeooo:paragraph-rsid="00379333"/>
    </style:style>
    <style:style style:name="T1" style:family="text">
      <style:text-properties fo:font-variant="normal" fo:text-transform="none" fo:color="#666666" style:font-name="apple-system" fo:font-size="15pt" fo:letter-spacing="normal" fo:font-style="normal" fo:font-weight="normal"/>
    </style:style>
    <style:style style:name="T2" style:family="text">
      <style:text-properties fo:font-variant="normal" fo:text-transform="none" fo:color="#666666" style:font-name="apple-system" fo:font-size="15pt" fo:letter-spacing="normal" fo:font-style="normal" fo:font-weight="normal" officeooo:rsid="00098ee2"/>
    </style:style>
    <style:style style:name="T3" style:family="text">
      <style:text-properties fo:font-style="italic" style:font-style-asian="italic" style:font-style-complex="italic"/>
    </style:style>
    <style:style style:name="T4" style:family="text">
      <style:text-properties fo:background-color="#eeeeee" loext:char-shading-value="0"/>
    </style:style>
    <style:style style:name="T5" style:family="text">
      <style:text-properties officeooo:rsid="000e8d64" fo:background-color="#eeeeee" loext:char-shading-value="0"/>
    </style:style>
    <style:style style:name="T6" style:family="text">
      <style:text-properties officeooo:rsid="000efa3e" fo:background-color="#eeeeee" loext:char-shading-value="0"/>
    </style:style>
    <style:style style:name="T7" style:family="text">
      <style:text-properties officeooo:rsid="00241986" fo:background-color="#eeeeee" loext:char-shading-value="0"/>
    </style:style>
    <style:style style:name="T8" style:family="text">
      <style:text-properties officeooo:rsid="002a0cb3" fo:background-color="#eeeeee" loext:char-shading-value="0"/>
    </style:style>
    <style:style style:name="T9" style:family="text">
      <style:text-properties officeooo:rsid="003a20a9" fo:background-color="#eeeeee" loext:char-shading-value="0"/>
    </style:style>
    <style:style style:name="T10" style:family="text">
      <style:text-properties officeooo:rsid="003a6d3c" fo:background-color="#eeeeee" loext:char-shading-value="0"/>
    </style:style>
    <style:style style:name="T11" style:family="text">
      <style:text-properties officeooo:rsid="003e63c1" fo:background-color="transparent" loext:char-shading-value="0"/>
    </style:style>
    <style:style style:name="T12" style:family="text">
      <style:text-properties officeooo:rsid="003f62ca"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officeooo:rsid="003db0c1" style:font-weight-asian="bold" style:font-weight-complex="bold"/>
    </style:style>
    <style:style style:name="T15" style:family="text">
      <style:text-properties fo:font-weight="bold" officeooo:rsid="003db846" style:font-weight-asian="bold" style:font-weight-complex="bold"/>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03db846" style:font-weight-asian="bold" style:font-weight-complex="bold"/>
    </style:style>
    <style:style style:name="T18" style:family="text">
      <style:text-properties officeooo:rsid="00396a16"/>
    </style:style>
    <style:style style:name="T19" style:family="text">
      <style:text-properties officeooo:rsid="003d5f09"/>
    </style:style>
    <style:style style:name="T20" style:family="text">
      <style:text-properties officeooo:rsid="003db0c1"/>
    </style:style>
    <style:style style:name="T21" style:family="text">
      <style:text-properties officeooo:rsid="003db84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Plan de tes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560_1596042726" text:style-name="Index_20_Link" text:visited-style-name="Index_20_Link">Introduction<text:tab/>2</text:a></text:p>
          <text:p text:style-name="P10"><text:a xlink:type="simple" xlink:href="#__RefHeading___Toc562_1596042726" text:style-name="Index_20_Link" text:visited-style-name="Index_20_Link">Tests unitaires<text:tab/>3</text:a></text:p>
          <text:p text:style-name="P11"><text:a xlink:type="simple" xlink:href="#__RefHeading___Toc564_1596042726" text:style-name="Index_20_Link" text:visited-style-name="Index_20_Link">1) Interface IPersonDao<text:tab/>3</text:a></text:p>
          <text:p text:style-name="P11"><text:a xlink:type="simple" xlink:href="#__RefHeading___Toc566_1596042726" text:style-name="Index_20_Link" text:visited-style-name="Index_20_Link">2) Classes de test<text:tab/>3</text:a></text:p>
          <text:p text:style-name="P11"><text:a xlink:type="simple" xlink:href="#__RefHeading___Toc568_1596042726" text:style-name="Index_20_Link" text:visited-style-name="Index_20_Link">3) Couverture de code<text:tab/>3</text:a></text:p>
          <text:p text:style-name="P10"><text:a xlink:type="simple" xlink:href="#__RefHeading___Toc570_1596042726" text:style-name="Index_20_Link" text:visited-style-name="Index_20_Link">Tests d’intégration<text:tab/>4</text:a></text:p>
          <text:p text:style-name="P11"><text:a xlink:type="simple" xlink:href="#__RefHeading___Toc572_1596042726" text:style-name="Index_20_Link" text:visited-style-name="Index_20_Link">1) Lot n°1<text:tab/>4</text:a></text:p>
        </text:index-body>
      </text:table-of-content>
      <text:h text:style-name="P15" text:outline-level="1"><text:bookmark-start text:name="__RefHeading___Toc560_1596042726"/>Introduction<text:bookmark-end text:name="__RefHeading___Toc560_1596042726"/></text:h>
      <text:p text:style-name="P6">Les tests de ce projet vont se découper de manière très classique en deux grandes parties : tests unitaires et tests d’intégration à la fin de chaque lot (ceux-ci représentant des grands <text:s/>pans de fonctionnalité de notre programme). </text:p>
      <text:p text:style-name="P6">Le test d’intégration du troisième lot sera fusionné avec un test général de toutes les fonctionnalités de l’application, qui fera office de test d’application avant le rendu définitif.</text:p>
      <text:p text:style-name="P8">Les techniques mises en place pour les tests unitaires seront dans un premier temps JUnit et spring-test pour l’interfaçage avec Spring et l’utilisation des fonctions associées telles qu’<text:span text:style-name="T3">autowired</text:span>. Si le temps le permet, il est envisagé d’intégrer DbUnit pour améliorer la qualité des tests sur la base de données.</text:p>
      <text:p text:style-name="P8">Enfin, l’outil EMMA sera utilisé en parallèle pour avoir une indication de la qualité de la couverture de code par nos tests unitaires. </text:p>
      <text:h text:style-name="P15" text:outline-level="1"><text:bookmark-start text:name="__RefHeading___Toc562_1596042726"/>Tests unitaires<text:bookmark-end text:name="__RefHeading___Toc562_1596042726"/></text:h>
      <text:p text:style-name="P7">Chaque méthode de la classe de DAO que nous avons créée doit être testée en fonction de ses domaines de validité. Les domaines valides et invalides sont ici détaillés, accompagnés d’un ou plusieurs tests permettant de vérifier que les résultats sont conformes aux attentes. </text:p>
      <text:p text:style-name="P7"/>
      <text:p text:style-name="P9">Il est à noter que les tests supposent pour leur bon fonctionnement que l’utilisateur a correctement initialisé la base annuaire conformément au script mySQL fourni.</text:p>
      <text:p text:style-name="P9"/>
      <text:p text:style-name="P9">Par ailleurs <text:span text:style-name="T3">dao</text:span> est le nom donné à l’instance d’une implémentation d’IPersonDao utilisée pour les tests (en pratique, il s’agit d’une instance de GroupDao, mais cet aspect est géré par Spring et n’apparaît pas explicitement).</text:p>
      <text:p text:style-name="P9"/>
      <text:p text:style-name="P9">Enfin, les classes Group et Group surchargent <text:span text:style-name="T3">equals</text:span> et rendent possible l’utilisation de <text:span text:style-name="T3">assertEquals</text:span> (deux instances de ces classes sont égales si et seulement si elles ont le même id).</text:p>
      <text:h text:style-name="P13" text:outline-level="2"><text:bookmark-start text:name="__RefHeading___Toc564_1596042726"/>1) Interface IPersonDao<text:bookmark-end text:name="__RefHeading___Toc564_1596042726"/></text:h>
      <text:p text:style-name="Standard"><text:span text:style-name="_5f_JavaKeyWord"><text:span text:style-name="T4">public</text:span></text:span><text:span text:style-name="T4"> </text:span><text:span text:style-name="_5f_JavaKeyWord"><text:span text:style-name="T4">interface</text:span></text:span><text:span text:style-name="T4"> </text:span><text:span text:style-name="_5f_JavaIdent"><text:span text:style-name="T4">IPersonDao</text:span></text:span><text:span text:style-name="T4"> </text:span><text:span text:style-name="_5f_OOoComputerSpecial"><text:span text:style-name="T4">{</text:span></text:span></text:p>
      <text:p text:style-name="Standard"><text:span text:style-name="T4"><text:tab/></text:span><text:span text:style-name="_5f_JavaIdent"><text:span text:style-name="T4">Collection</text:span></text:span><text:span text:style-name="_5f_OOoComputerSpecial"><text:span text:style-name="T4">&lt;</text:span></text:span><text:span text:style-name="_5f_JavaIdent"><text:span text:style-name="T4">Group</text:span></text:span><text:span text:style-name="_5f_OOoComputerSpecial"><text:span text:style-name="T4">&gt;</text:span></text:span><text:span text:style-name="T4"> </text:span><text:span text:style-name="_5f_JavaIdent"><text:span text:style-name="T4">findAllGroups</text:span></text:span><text:span text:style-name="_5f_OOoComputerSpecial"><text:span text:style-name="T4">();</text:span></text:span></text:p>
      <text:p text:style-name="P16"><text:span text:style-name="T4"><text:tab/></text:span><text:span text:style-name="_5f_JavaIdent"><text:span text:style-name="T4">Collection</text:span></text:span><text:span text:style-name="_5f_OOoComputerSpecial"><text:span text:style-name="T4">&lt;</text:span></text:span><text:span text:style-name="_5f_JavaIdent"><text:span text:style-name="T8">Person</text:span></text:span><text:span text:style-name="_5f_OOoComputerSpecial"><text:span text:style-name="T4">&gt;</text:span></text:span><text:span text:style-name="T4"> </text:span><text:span text:style-name="_5f_JavaIdent"><text:span text:style-name="T4">findAll</text:span></text:span><text:span text:style-name="_5f_JavaIdent"><text:span text:style-name="T8">Person</text:span></text:span><text:span text:style-name="_5f_JavaIdent"><text:span text:style-name="T4">s</text:span></text:span><text:span text:style-name="_5f_OOoComputerSpecial"><text:span text:style-name="T4">(</text:span></text:span><text:span text:style-name="_5f_JavaKeyWord"><text:span text:style-name="T4">long</text:span></text:span><text:span text:style-name="T4"> </text:span><text:span text:style-name="_5f_JavaIdent"><text:span text:style-name="T4">groupId</text:span></text:span><text:span text:style-name="_5f_OOoComputerSpecial"><text:span text:style-name="T4">);</text:span></text:span></text:p>
      <text:p text:style-name="Standard"><text:span text:style-name="T4"><text:tab/></text:span><text:span text:style-name="_5f_JavaIdent"><text:span text:style-name="T4">Group</text:span></text:span><text:span text:style-name="T4"> </text:span><text:span text:style-name="_5f_JavaIdent"><text:span text:style-name="T4">findGroup</text:span></text:span><text:span text:style-name="_5f_OOoComputerSpecial"><text:span text:style-name="T4">(</text:span></text:span><text:span text:style-name="_5f_JavaKeyWord"><text:span text:style-name="T4">long</text:span></text:span><text:span text:style-name="T4"> </text:span><text:span text:style-name="_5f_JavaIdent"><text:span text:style-name="T4">id</text:span></text:span><text:span text:style-name="_5f_OOoComputerSpecial"><text:span text:style-name="T4">) </text:span></text:span><text:span text:style-name="_5f_JavaKeyWord"><text:span text:style-name="T5">throws</text:span></text:span><text:span text:style-name="_5f_OOoComputerSpecial"><text:span text:style-name="T5"> </text:span></text:span><text:span text:style-name="_5f_JavaIdent"><text:span text:style-name="T5">GroupDoesNotExistException</text:span></text:span><text:span text:style-name="_5f_OOoComputerSpecial"><text:span text:style-name="T4">;</text:span></text:span></text:p>
      <text:p text:style-name="P16"><text:span text:style-name="T4"><text:tab/></text:span><text:span text:style-name="_5f_JavaIdent"><text:span text:style-name="T9">Person</text:span></text:span><text:span text:style-name="T4"> </text:span><text:span text:style-name="_5f_JavaIdent"><text:span text:style-name="T4">find</text:span></text:span><text:span text:style-name="_5f_JavaIdent"><text:span text:style-name="T8">Person</text:span></text:span><text:span text:style-name="_5f_OOoComputerSpecial"><text:span text:style-name="T4">(</text:span></text:span><text:span text:style-name="_5f_JavaKeyWord"><text:span text:style-name="T4">long</text:span></text:span><text:span text:style-name="T4"> </text:span><text:span text:style-name="_5f_JavaIdent"><text:span text:style-name="T4">id</text:span></text:span><text:span text:style-name="_5f_OOoComputerSpecial"><text:span text:style-name="T4">)</text:span></text:span><text:span text:style-name="T4"> </text:span><text:span text:style-name="_5f_JavaKeyWord"><text:span text:style-name="T4">throws</text:span></text:span><text:span text:style-name="T4"> </text:span><text:span text:style-name="_5f_JavaIdent"><text:span text:style-name="T8">PersonD</text:span></text:span><text:span text:style-name="_5f_JavaIdent"><text:span text:style-name="T4">oesNotExistException</text:span></text:span><text:span text:style-name="_5f_OOoComputerSpecial"><text:span text:style-name="T4">;</text:span></text:span></text:p>
      <text:p text:style-name="P16"><text:span text:style-name="T4"><text:tab/></text:span><text:span text:style-name="_5f_JavaKeyWord"><text:span text:style-name="T4">void</text:span></text:span><text:span text:style-name="T4"> </text:span><text:span text:style-name="_5f_JavaIdent"><text:span text:style-name="T4">save</text:span></text:span><text:span text:style-name="_5f_JavaIdent"><text:span text:style-name="T8">Person </text:span></text:span><text:span text:style-name="_5f_OOoComputerSpecial"><text:span text:style-name="T4">(</text:span></text:span><text:span text:style-name="_5f_JavaIdent"><text:span text:style-name="T4"> </text:span></text:span><text:span text:style-name="_5f_JavaIdent"><text:span text:style-name="T8">Person</text:span></text:span><text:span text:style-name="T4"> </text:span><text:span text:style-name="_5f_JavaIdent"><text:span text:style-name="T4">p</text:span></text:span><text:span text:style-name="_5f_OOoComputerSpecial"><text:span text:style-name="T4">) </text:span></text:span><text:span text:style-name="_5f_JavaKeyWord"><text:span text:style-name="T6">throws</text:span></text:span><text:span text:style-name="_5f_OOoComputerSpecial"><text:span text:style-name="T6"> </text:span></text:span><text:span text:style-name="_5f_JavaIdent"><text:span text:style-name="T6">Invalid</text:span></text:span><text:span text:style-name="_5f_JavaIdent"><text:span text:style-name="T8">Person</text:span></text:span><text:span text:style-name="_5f_JavaIdent"><text:span text:style-name="T6">Exception</text:span></text:span><text:span text:style-name="_5f_OOoComputerSpecial"><text:span text:style-name="T4">;</text:span></text:span></text:p>
      <text:p text:style-name="Standard"><text:span text:style-name="T4"><text:tab/></text:span><text:span text:style-name="_5f_JavaKeyWord"><text:span text:style-name="T4">void</text:span></text:span><text:span text:style-name="T4"> </text:span><text:span text:style-name="_5f_JavaIdent"><text:span text:style-name="T4">saveGroup</text:span></text:span><text:span text:style-name="_5f_OOoComputerSpecial"><text:span text:style-name="T4">(</text:span></text:span><text:span text:style-name="_5f_JavaIdent"><text:span text:style-name="T4">Group</text:span></text:span><text:span text:style-name="T4"> </text:span><text:span text:style-name="_5f_JavaIdent"><text:span text:style-name="T4">g</text:span></text:span><text:span text:style-name="_5f_OOoComputerSpecial"><text:span text:style-name="T4">) </text:span></text:span><text:span text:style-name="_5f_JavaKeyWord"><text:span text:style-name="T6">throws</text:span></text:span><text:span text:style-name="_5f_OOoComputerSpecial"><text:span text:style-name="T6"> </text:span></text:span><text:span text:style-name="_5f_JavaIdent"><text:span text:style-name="T6">InvalidGroupException</text:span></text:span><text:span text:style-name="_5f_OOoComputerSpecial"><text:span text:style-name="T4">;</text:span></text:span></text:p>
      <text:p text:style-name="Standard"><text:span text:style-name="T4"><text:tab/></text:span><text:span text:style-name="_5f_JavaKeyWord"><text:span text:style-name="T4">void</text:span></text:span><text:span text:style-name="T4"> </text:span><text:span text:style-name="_5f_JavaIdent"><text:span text:style-name="T4">clearTables</text:span></text:span><text:span text:style-name="_5f_OOoComputerSpecial"><text:span text:style-name="T4">();</text:span></text:span></text:p>
      <text:p text:style-name="Standard"><text:span text:style-name="T4"><text:tab/></text:span><text:span text:style-name="_5f_JavaKeyWord"><text:span text:style-name="T4">void</text:span></text:span><text:span text:style-name="T4"> </text:span><text:span text:style-name="_5f_JavaIdent"><text:span text:style-name="T4">clear</text:span></text:span><text:span text:style-name="_5f_JavaIdent"><text:span text:style-name="T7">Persons</text:span></text:span><text:span text:style-name="_5f_OOoComputerSpecial"><text:span text:style-name="T4">();</text:span></text:span></text:p>
      <text:p text:style-name="Standard"><text:span text:style-name="T4"><text:tab/></text:span><text:span text:style-name="_5f_JavaKeyWord"><text:span text:style-name="T4">boolean</text:span></text:span><text:span text:style-name="T4"> </text:span><text:span text:style-name="_5f_JavaIdent"><text:span text:style-name="T4">groupExists</text:span></text:span><text:span text:style-name="_5f_OOoComputerSpecial"><text:span text:style-name="T4">(</text:span></text:span><text:span text:style-name="_5f_JavaKeyWord"><text:span text:style-name="T4">long</text:span></text:span><text:span text:style-name="T4"> </text:span><text:span text:style-name="_5f_JavaIdent"><text:span text:style-name="T4">id</text:span></text:span><text:span text:style-name="_5f_OOoComputerSpecial"><text:span text:style-name="T4">);</text:span></text:span></text:p>
      <text:p text:style-name="P16"><text:span text:style-name="T4"><text:tab/></text:span><text:span text:style-name="_5f_JavaKeyWord"><text:span text:style-name="T4">boolean</text:span></text:span><text:span text:style-name="T4"> </text:span><text:span text:style-name="T10">p</text:span><text:span text:style-name="_5f_JavaIdent"><text:span text:style-name="T8">erson</text:span></text:span><text:span text:style-name="_5f_JavaIdent"><text:span text:style-name="T4">Exists</text:span></text:span><text:span text:style-name="_5f_OOoComputerSpecial"><text:span text:style-name="T4">(</text:span></text:span><text:span text:style-name="_5f_JavaKeyWord"><text:span text:style-name="T4">long</text:span></text:span><text:span text:style-name="T4"> </text:span><text:span text:style-name="_5f_JavaIdent"><text:span text:style-name="T4">id</text:span></text:span><text:span text:style-name="_5f_OOoComputerSpecial"><text:span text:style-name="T4">);</text:span></text:span></text:p>
      <text:p text:style-name="P16"><text:span text:style-name="T4"><text:tab/></text:span><text:span text:style-name="_5f_JavaKeyWord"><text:span text:style-name="T4">void</text:span></text:span><text:span text:style-name="T4"> </text:span><text:span text:style-name="_5f_JavaIdent"><text:span text:style-name="T4">delete</text:span></text:span><text:span text:style-name="_5f_JavaIdent"><text:span text:style-name="T8">Person </text:span></text:span><text:span text:style-name="_5f_OOoComputerSpecial"><text:span text:style-name="T4">(</text:span></text:span><text:span text:style-name="_5f_JavaKeyWord"><text:span text:style-name="T4">long</text:span></text:span><text:span text:style-name="T4"> </text:span><text:span text:style-name="_5f_JavaIdent"><text:span text:style-name="T4">id</text:span></text:span><text:span text:style-name="_5f_OOoComputerSpecial"><text:span text:style-name="T4">) </text:span></text:span><text:span text:style-name="_5f_JavaKeyWord"><text:span text:style-name="T4">throws</text:span></text:span><text:span text:style-name="_5f_OOoComputerSpecial"><text:span text:style-name="T4"> </text:span></text:span><text:span text:style-name="_5f_JavaIdent"><text:span text:style-name="T8">Person</text:span></text:span><text:span text:style-name="_5f_JavaIdent"><text:span text:style-name="T4">DoesNotExistException</text:span></text:span><text:span text:style-name="_5f_OOoComputerSpecial"><text:span text:style-name="T4">;</text:span></text:span></text:p>
      <text:p text:style-name="Standard"><text:span text:style-name="_5f_OOoComputerSpecial"><text:span text:style-name="T4">}</text:span></text:span></text:p>
      <text:p text:style-name="Standard"><text:span text:style-name="_5f_OOoComputerSpecial"><text:span text:style-name="T4"/></text:span></text:p>
      <text:h text:style-name="P14" text:outline-level="2"><text:bookmark-start text:name="__RefHeading___Toc566_1596042726"/><text:span text:style-name="_5f_OOoComputerSpecial">2) Classes de test</text:span><text:bookmark-end text:name="__RefHeading___Toc566_1596042726"/></text:h>
      <text:p text:style-name="Standard"><text:span text:style-name="_5f_OOoComputerSpecial"><text:span text:style-name="T13">findAllGroup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Table GROUPS vide</text:p>
          </table:table-cell>
          <table:table-cell table:style-name="Table1.A1" office:value-type="string">
            <text:p text:style-name="Table_20_Contents">OK</text:p>
          </table:table-cell>
          <table:table-cell table:style-name="Table1.A1" office:value-type="string">
            <text:p text:style-name="Table_20_Contents">Retourne un ensemble vide</text:p>
          </table:table-cell>
          <table:table-cell table:style-name="Table1.D1" office:value-type="string">
            <text:p text:style-name="Table_20_Contents">assertTrue(dao.findAllGroups().isEmpty())</text:p>
          </table:table-cell>
        </table:table-row>
        <table:table-row>
          <table:table-cell table:style-name="Table1.A2" office:value-type="string">
            <text:p text:style-name="Table_20_Contents">Table GROUPS non-vide</text:p>
          </table:table-cell>
          <table:table-cell table:style-name="Table1.A2" office:value-type="string">
            <text:p text:style-name="Table_20_Contents">OK</text:p>
          </table:table-cell>
          <table:table-cell table:style-name="Table1.A2" office:value-type="string">
            <text:p text:style-name="Table_20_Contents">Retourne un ensemble de groupes</text:p>
          </table:table-cell>
          <table:table-cell table:style-name="Table1.D2" office:value-type="string">
            <text:p text:style-name="Table_20_Contents">assertTrue(expected,dao.findAllGroups())<text:line-break/>//expected contient les groupes qui ont été ajoutés à la base</text:p>
          </table:table-cell>
        </table:table-row>
      </table:table>
      <text:p text:style-name="Standard"><text:span text:style-name="_5f_OOoComputerSpecial"/></text:p>
      <text:p text:style-name="Standard"><text:span text:style-name="_5f_OOoComputerSpecial"><text:span text:style-name="T13">findAll</text:span></text:span><text:span text:style-name="_5f_JavaIdent"><text:span text:style-name="T13">Person</text:span></text:span></text:p>
      <table:table table:name="Table2" table:style-name="Table2">
        <table:table-column table:style-name="Table2.A" table:number-columns-repeated="3"/>
        <table:table-column table:style-name="Table2.D"/>
        <table:table-row>
          <table:table-cell table:style-name="Table2.A1" office:value-type="string">
            <text:p text:style-name="Table_20_Contents">Table PERSONS vide</text:p>
          </table:table-cell>
          <table:table-cell table:style-name="Table2.A1" office:value-type="string">
            <text:p text:style-name="Table_20_Contents">OK</text:p>
          </table:table-cell>
          <table:table-cell table:style-name="Table2.A1" office:value-type="string">
            <text:p text:style-name="Table_20_Contents">Retourne un ensemble vide</text:p>
          </table:table-cell>
          <table:table-cell table:style-name="Table2.D1" office:value-type="string">
            <text:p text:style-name="Table_20_Contents">assertTrue(dao.findAll<text:span text:style-name="_5f_JavaIdent">Person</text:span>().isEmpty())</text:p>
          </table:table-cell>
        </table:table-row>
        <table:table-row>
          <table:table-cell table:style-name="Table2.A2" office:value-type="string">
            <text:p text:style-name="Table_20_Contents">Table PERSONS non-vide</text:p>
          </table:table-cell>
          <table:table-cell table:style-name="Table2.A2" office:value-type="string">
            <text:p text:style-name="Table_20_Contents">OK</text:p>
          </table:table-cell>
          <table:table-cell table:style-name="Table2.A2" office:value-type="string">
            <text:p text:style-name="Table_20_Contents">Retourne un ensemble de personnes</text:p>
          </table:table-cell>
          <table:table-cell table:style-name="Table2.D2" office:value-type="string">
            <text:p text:style-name="Table_20_Contents">assertTrue(expected,dao.findAll<text:span text:style-name="_5f_JavaIdent">Persons</text:span>())<text:line-break/>//expected contient les personnes qui ont été ajoutées à la base</text:p>
          </table:table-cell>
        </table:table-row>
      </table:table>
      <text:p text:style-name="Standard"><text:span text:style-name="_5f_OOoComputerSpecial"/></text:p>
      <text:p text:style-name="Standard"><text:span text:style-name="_5f_OOoComputerSpecial"><text:span text:style-name="T13">find</text:span></text:span><text:span text:style-name="_5f_JavaIdent"><text:span text:style-name="T13">Group</text:span></text:span><text:span text:style-name="_5f_OOoComputerSpecial"><text:span text:style-name="T13">(groupId)</text:span></text:span></text:p>
      <table:table table:name="Table3" table:style-name="Table3">
        <table:table-column table:style-name="Table3.A" table:number-columns-repeated="3"/>
        <table:table-column table:style-name="Table3.D"/>
        <table:table-row>
          <table:table-cell table:style-name="Table3.A1" office:value-type="string">
            <text:p text:style-name="Table_20_Contents">Un groupe avec cet id existe</text:p>
          </table:table-cell>
          <table:table-cell table:style-name="Table3.A1" office:value-type="string">
            <text:p text:style-name="Table_20_Contents">OK</text:p>
          </table:table-cell>
          <table:table-cell table:style-name="Table3.A1" office:value-type="string">
            <text:p text:style-name="Table_20_Contents">Retourne le groupe</text:p>
          </table:table-cell>
          <table:table-cell table:style-name="Table3.D1" office:value-type="string">
            <text:p text:style-name="Table_20_Contents">dao.saveGroup(g)</text:p>
            <text:p text:style-name="Table_20_Contents">assertEquals(g,dao.findGroup(g.getGroupId()) </text:p>
          </table:table-cell>
        </table:table-row>
        <table:table-row>
          <table:table-cell table:style-name="Table3.A2" office:value-type="string">
            <text:p text:style-name="Table_20_Contents">Aucun groupe n’existe avec cet id</text:p>
          </table:table-cell>
          <table:table-cell table:style-name="Table3.A2" office:value-type="string">
            <text:p text:style-name="Table_20_Contents">KO</text:p>
          </table:table-cell>
          <table:table-cell table:style-name="Table3.A2" office:value-type="string">
            <text:p text:style-name="Table_20_Contents">GroupDoesNotExistException</text:p>
          </table:table-cell>
          <table:table-cell table:style-name="Table3.D2" office:value-type="string">
            <text:p text:style-name="Table_20_Contents">dao.findGroup(-1)</text:p>
          </table:table-cell>
        </table:table-row>
      </table:table>
      <text:p text:style-name="Standard"><text:span text:style-name="_5f_OOoComputerSpecial"/></text:p>
      <text:p text:style-name="Standard"><text:span text:style-name="_5f_OOoComputerSpecial"><text:span text:style-name="T13">find</text:span></text:span><text:span text:style-name="_5f_JavaIdent"><text:span text:style-name="T13">Person(personId)</text:span></text:span></text:p>
      <table:table table:name="Table4" table:style-name="Table4">
        <table:table-column table:style-name="Table4.A" table:number-columns-repeated="3"/>
        <table:table-column table:style-name="Table4.D"/>
        <table:table-row>
          <table:table-cell table:style-name="Table4.A1" office:value-type="string">
            <text:p text:style-name="Table_20_Contents">Une personne avec cet id existe</text:p>
          </table:table-cell>
          <table:table-cell table:style-name="Table4.A1" office:value-type="string">
            <text:p text:style-name="Table_20_Contents">OK</text:p>
          </table:table-cell>
          <table:table-cell table:style-name="Table4.A1" office:value-type="string">
            <text:p text:style-name="Table_20_Contents">Retourne la personne</text:p>
          </table:table-cell>
          <table:table-cell table:style-name="Table4.D1" office:value-type="string">
            <text:p text:style-name="Table_20_Contents">dao.save<text:span text:style-name="_5f_JavaIdent">Perso</text:span><text:span text:style-name="_5f_JavaIdent"><text:span text:style-name="T19">n</text:span></text:span>p)</text:p>
            <text:p text:style-name="Table_20_Contents">assertEquals(p,dao.findPerson(p.getPersonId()) </text:p>
          </table:table-cell>
        </table:table-row>
        <table:table-row>
          <table:table-cell table:style-name="Table4.A2" office:value-type="string">
            <text:p text:style-name="Table_20_Contents">Aucune personne n’existe avec cet id</text:p>
          </table:table-cell>
          <table:table-cell table:style-name="Table4.A2" office:value-type="string">
            <text:p text:style-name="Table_20_Contents">KO</text:p>
          </table:table-cell>
          <table:table-cell table:style-name="Table4.A2" office:value-type="string">
            <text:p text:style-name="Table_20_Contents"><text:span text:style-name="_5f_JavaIdent">Person</text:span>DoesNotExistException</text:p>
          </table:table-cell>
          <table:table-cell table:style-name="Table4.D2" office:value-type="string">
            <text:p text:style-name="Table_20_Contents">dao.findPerson(-1)</text:p>
          </table:table-cell>
        </table:table-row>
      </table:table>
      <text:p text:style-name="Standard"><text:span text:style-name="_5f_OOoComputerSpecial"/></text:p>
      <text:p><text:span text:style-name="_5f_OOoComputerSpecial"><text:span text:style-name="T13">save</text:span></text:span><text:span text:style-name="_5f_JavaIdent"><text:span text:style-name="T13">Person</text:span></text:span><text:span text:style-name="_5f_JavaIdent"><text:span text:style-name="T14">(person)</text:span></text:span></text:p>
      <table:table table:name="Table5" table:style-name="Table5">
        <table:table-column table:style-name="Table5.A" table:number-columns-repeated="3"/>
        <table:table-column table:style-name="Table5.D"/>
        <table:table-row>
          <table:table-cell table:style-name="Table5.A1" office:value-type="string">
            <text:p text:style-name="Table_20_Contents">Personne non présente en base</text:p>
          </table:table-cell>
          <table:table-cell table:style-name="Table5.A1" office:value-type="string">
            <text:p text:style-name="Table_20_Contents">OK</text:p>
          </table:table-cell>
          <table:table-cell table:style-name="Table5.A1" office:value-type="string">
            <text:p text:style-name="Table_20_Contents"><text:span text:style-name="_5f_JavaIdent">Person</text:span>ne ajoutée</text:p>
          </table:table-cell>
          <table:table-cell table:style-name="Table5.D1" office:value-type="string">
            <text:p text:style-name="P12">assertFalse(dao.personExists(p.<text:span text:style-name="T20">getPersonId()</text:span>))</text:p>
            <text:p text:style-name="Table_20_Contents">dao.savePerson(p)</text:p>
            <text:p text:style-name="Table_20_Contents">assertTrue(dao.personExists(p.<text:span text:style-name="T20">getPersonId()</text:span>))</text:p>
          </table:table-cell>
        </table:table-row>
        <table:table-row>
          <table:table-cell table:style-name="Table5.A2" office:value-type="string">
            <text:p text:style-name="Table_20_Contents"><text:span text:style-name="_5f_JavaIdent">Person</text:span>ne présente en base</text:p>
          </table:table-cell>
          <table:table-cell table:style-name="Table5.A2" office:value-type="string">
            <text:p text:style-name="Table_20_Contents">OK</text:p>
          </table:table-cell>
          <table:table-cell table:style-name="Table5.A2" office:value-type="string">
            <text:p text:style-name="Table_20_Contents"><text:span text:style-name="_5f_JavaIdent">Person</text:span>ne modifiée</text:p>
          </table:table-cell>
          <table:table-cell table:style-name="Table5.D2" office:value-type="string">
            <text:p text:style-name="Table_20_Contents">//modif de p</text:p>
            <text:p text:style-name="Table_20_Contents">assertNotEquals(p,dao.find<text:span text:style-name="_5f_JavaIdent">Person</text:span>(p))</text:p>
            <text:p text:style-name="Table_20_Contents">dao.save<text:span text:style-name="_5f_JavaIdent">Person</text:span>(p)</text:p>
            <text:p text:style-name="P12">assertEquals(p,dao.findPerson(p.<text:span text:style-name="T20">getPersonId()</text:span>))</text:p>
          </table:table-cell>
        </table:table-row>
        <table:table-row>
          <table:table-cell table:style-name="Table5.A2" office:value-type="string">
            <text:p text:style-name="Table_20_Contents"><text:span text:style-name="_5f_JavaIdent">Personn</text:span>e non-valide</text:p>
          </table:table-cell>
          <table:table-cell table:style-name="Table5.A2" office:value-type="string">
            <text:p text:style-name="Table_20_Contents">KO</text:p>
          </table:table-cell>
          <table:table-cell table:style-name="Table5.A2" office:value-type="string">
            <text:p text:style-name="Table_20_Contents">Invalid<text:span text:style-name="_5f_JavaIdent">Person</text:span>Exception</text:p>
          </table:table-cell>
          <table:table-cell table:style-name="Table5.D2" office:value-type="string">
            <text:p text:style-name="Table_20_Contents">//p a un id invalide (e.g. déjà utilisé)</text:p>
            <text:p text:style-name="Table_20_Contents">dao.savePerson(p)</text:p>
          </table:table-cell>
        </table:table-row>
      </table:table>
      <text:p text:style-name="Standard"><text:span text:style-name="_5f_OOoComputerSpecial"/></text:p>
      <text:p text:style-name="Standard"><text:span text:style-name="_5f_OOoComputerSpecial"><text:span text:style-name="T13">saveGroup</text:span></text:span><text:span text:style-name="_5f_OOoComputerSpecial"><text:span text:style-name="T14">(group)</text:span></text:span></text:p>
      <table:table table:name="Table6" table:style-name="Table6">
        <table:table-column table:style-name="Table6.A" table:number-columns-repeated="3"/>
        <table:table-column table:style-name="Table6.D"/>
        <table:table-row>
          <table:table-cell table:style-name="Table6.A1" office:value-type="string">
            <text:p text:style-name="Table_20_Contents">Groupe non présent en base</text:p>
          </table:table-cell>
          <table:table-cell table:style-name="Table6.A1" office:value-type="string">
            <text:p text:style-name="Table_20_Contents">OK</text:p>
          </table:table-cell>
          <table:table-cell table:style-name="Table6.A1" office:value-type="string">
            <text:p text:style-name="Table_20_Contents">Groupe ajouté</text:p>
          </table:table-cell>
          <table:table-cell table:style-name="Table6.D1" office:value-type="string">
            <text:p text:style-name="Table_20_Contents">assertFalse(dao.groupExists(g.<text:span text:style-name="T20">getGroupId()</text:span>))</text:p>
            <text:p text:style-name="Table_20_Contents">dao.saveGroup(g)</text:p>
            <text:p text:style-name="P12">assertTrue(dao.groupExists(g.<text:span text:style-name="T20">getGroupId()</text:span>))</text:p>
          </table:table-cell>
        </table:table-row>
        <table:table-row>
          <table:table-cell table:style-name="Table6.A2" office:value-type="string">
            <text:p text:style-name="Table_20_Contents">Groupe présent en base</text:p>
          </table:table-cell>
          <table:table-cell table:style-name="Table6.A2" office:value-type="string">
            <text:p text:style-name="Table_20_Contents">OK</text:p>
          </table:table-cell>
          <table:table-cell table:style-name="Table6.A2" office:value-type="string">
            <text:p text:style-name="Table_20_Contents">Groupe modifié</text:p>
          </table:table-cell>
          <table:table-cell table:style-name="Table6.D2" office:value-type="string">
            <text:p text:style-name="Table_20_Contents">//modif de g</text:p>
            <text:p text:style-name="Table_20_Contents">assertNotEquals(g ,dao.findGroup(g.<text:span text:style-name="T20">getGroupId()</text:span>))</text:p>
            <text:p text:style-name="Table_20_Contents">dao.saveGroup(g)</text:p>
            <text:p text:style-name="P12">assertEquals(g,dao.findGroup(g.<text:span text:style-name="T20">getGroupId()</text:span>))</text:p>
          </table:table-cell>
        </table:table-row>
        <table:table-row>
          <table:table-cell table:style-name="Table6.A2" office:value-type="string">
            <text:p text:style-name="Table_20_Contents">Groupe non-valide</text:p>
          </table:table-cell>
          <table:table-cell table:style-name="Table6.A2" office:value-type="string">
            <text:p text:style-name="Table_20_Contents">KO</text:p>
          </table:table-cell>
          <table:table-cell table:style-name="Table6.A2" office:value-type="string">
            <text:p text:style-name="Table_20_Contents">InvalidGroupException</text:p>
          </table:table-cell>
          <table:table-cell table:style-name="Table6.D2" office:value-type="string">
            <text:p text:style-name="Table_20_Contents">//g a un id invalide (e.g. déjà utilisé)</text:p>
            <text:p text:style-name="Table_20_Contents">dao.saveGroup(g)</text:p>
          </table:table-cell>
        </table:table-row>
      </table:table>
      <text:p text:style-name="Standard"><text:span text:style-name="_5f_OOoComputerSpecial"/></text:p>
      <text:p text:style-name="Standard"><text:span text:style-name="_5f_OOoComputerSpecial"><text:span text:style-name="T13">clearTables</text:span></text:span></text:p>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Table_20_Contents">/</text:p>
          </table:table-cell>
          <table:table-cell table:style-name="Table7.A1" office:value-type="string">
            <text:p text:style-name="Table_20_Contents">OK</text:p>
          </table:table-cell>
          <table:table-cell table:style-name="Table7.A1" office:value-type="string">
            <text:p text:style-name="Table_20_Contents">Tables vidées</text:p>
          </table:table-cell>
          <table:table-cell table:style-name="Table7.D1" office:value-type="string">
            <text:p text:style-name="Table_20_Contents">Dao.saveGroup(g)</text:p>
            <text:p text:style-name="Table_20_Contents">dao.savePerson(p)</text:p>
            <text:p text:style-name="Table_20_Contents">dao.clearTables</text:p>
            <text:p text:style-name="Table_20_Contents">assertFalse(dao.existsPerson(p.<text:span text:style-name="T20">getPersonId()</text:span>))</text:p>
            <text:p text:style-name="P12">assertFalse(dao.existsGroup(g.<text:span text:style-name="T20">getGroupId()</text:span>))</text:p>
            <text:p text:style-name="Table_20_Contents"/>
          </table:table-cell>
        </table:table-row>
      </table:table>
      <text:p text:style-name="Standard"><text:span text:style-name="_5f_OOoComputerSpecial"/></text:p>
      <text:p text:style-name="Standard"><text:span text:style-name="_5f_OOoComputerSpecial"/></text:p>
      <text:p text:style-name="Standard"><text:soft-page-break/><text:span text:style-name="_5f_OOoComputerSpecial"/></text:p>
      <text:p text:style-name="Standard"><text:span text:style-name="_5f_OOoComputerSpecial"/></text:p>
      <text:p text:style-name="Standard"><text:span text:style-name="_5f_OOoComputerSpecial"/></text:p>
      <text:p text:style-name="Standard"><text:span text:style-name="_5f_OOoComputerSpecial"><text:span text:style-name="T13">clearPersons</text:span></text:span></text:p>
      <table:table table:name="Table8" table:style-name="Table8">
        <table:table-column table:style-name="Table8.A" table:number-columns-repeated="3"/>
        <table:table-column table:style-name="Table8.D"/>
        <table:table-row>
          <table:table-cell table:style-name="Table8.A1" office:value-type="string">
            <text:p text:style-name="Table_20_Contents">/</text:p>
          </table:table-cell>
          <table:table-cell table:style-name="Table8.A1" office:value-type="string">
            <text:p text:style-name="Table_20_Contents">OK</text:p>
          </table:table-cell>
          <table:table-cell table:style-name="Table8.A1" office:value-type="string">
            <text:p text:style-name="Table_20_Contents">PERSONS vidée</text:p>
          </table:table-cell>
          <table:table-cell table:style-name="Table8.D1" office:value-type="string">
            <text:p text:style-name="Table_20_Contents">Dao.saveGroup(g)</text:p>
            <text:p text:style-name="Table_20_Contents">dao.savePerson(p)</text:p>
            <text:p text:style-name="Table_20_Contents">dao.clearTables</text:p>
            <text:p text:style-name="P12">assertFalse(dao.existsPerson(p.<text:span text:style-name="T20">getPersonId()</text:span>))</text:p>
            <text:p text:style-name="Table_20_Contents"/>
          </table:table-cell>
        </table:table-row>
      </table:table>
      <text:p text:style-name="Standard"><text:span text:style-name="_5f_OOoComputerSpecial"/></text:p>
      <text:p text:style-name="Standard"><text:span text:style-name="_5f_OOoComputerSpecial"><text:span text:style-name="T15">person</text:span></text:span><text:span text:style-name="_5f_OOoComputerSpecial"><text:span text:style-name="T13">Exists</text:span></text:span><text:span text:style-name="_5f_OOoComputerSpecial"><text:span text:style-name="T15">(personId)</text:span></text:span></text:p>
      <table:table table:name="Table9" table:style-name="Table9">
        <table:table-column table:style-name="Table9.A" table:number-columns-repeated="3"/>
        <table:table-column table:style-name="Table9.D"/>
        <table:table-row>
          <table:table-cell table:style-name="Table9.A1" office:value-type="string">
            <text:p text:style-name="Table_20_Contents">Une <text:span text:style-name="T21">personne</text:span> avec cet id existe</text:p>
          </table:table-cell>
          <table:table-cell table:style-name="Table9.A1" office:value-type="string">
            <text:p text:style-name="Table_20_Contents">OK</text:p>
          </table:table-cell>
          <table:table-cell table:style-name="Table9.A1" office:value-type="string">
            <text:p text:style-name="Table_20_Contents">Retourne true</text:p>
          </table:table-cell>
          <table:table-cell table:style-name="Table9.D1" office:value-type="string">
            <text:p text:style-name="Table_20_Contents">Dao.savePerson(p)</text:p>
            <text:p text:style-name="Table_20_Contents">assertTrue(Dao.<text:span text:style-name="T21">person</text:span>Exists(p.<text:span text:style-name="T21">getPersonId()</text:span>))</text:p>
          </table:table-cell>
        </table:table-row>
        <table:table-row>
          <table:table-cell table:style-name="Table9.A2" office:value-type="string">
            <text:p text:style-name="Table_20_Contents">Aucune <text:span text:style-name="T21">personne</text:span> avec cet id n’existe</text:p>
          </table:table-cell>
          <table:table-cell table:style-name="Table9.A2" office:value-type="string">
            <text:p text:style-name="Table_20_Contents">OK</text:p>
          </table:table-cell>
          <table:table-cell table:style-name="Table9.A2" office:value-type="string">
            <text:p text:style-name="Table_20_Contents">Retourne false</text:p>
          </table:table-cell>
          <table:table-cell table:style-name="Table9.D2" office:value-type="string">
            <text:p text:style-name="Table_20_Contents">assertFalse(dao.<text:span text:style-name="T21">person</text:span>Exists(p.<text:span text:style-name="T21">getPersonId()</text:span>))</text:p>
          </table:table-cell>
        </table:table-row>
      </table:table>
      <text:p text:style-name="Standard"><text:span text:style-name="_5f_OOoComputerSpecial"/></text:p>
      <text:p text:style-name="Standard"><text:span text:style-name="_5f_OOoComputerSpecial"><text:span text:style-name="T17">group</text:span></text:span><text:span text:style-name="_5f_OOoComputerSpecial"><text:span text:style-name="T16">Exists</text:span></text:span><text:span text:style-name="_5f_OOoComputerSpecial"><text:span text:style-name="T17">(groupId)</text:span></text:span></text:p>
      <table:table table:name="Table10" table:style-name="Table10">
        <table:table-column table:style-name="Table10.A" table:number-columns-repeated="3"/>
        <table:table-column table:style-name="Table10.D"/>
        <table:table-row>
          <table:table-cell table:style-name="Table10.A1" office:value-type="string">
            <text:p text:style-name="Table_20_Contents">U<text:span text:style-name="T21">n groupe</text:span> avec cet id existe</text:p>
          </table:table-cell>
          <table:table-cell table:style-name="Table10.A1" office:value-type="string">
            <text:p text:style-name="Table_20_Contents">OK</text:p>
          </table:table-cell>
          <table:table-cell table:style-name="Table10.A1" office:value-type="string">
            <text:p text:style-name="Table_20_Contents">Retourne true</text:p>
          </table:table-cell>
          <table:table-cell table:style-name="Table10.D1" office:value-type="string">
            <text:p text:style-name="Table_20_Contents">Dao.<text:span text:style-name="_5f_JavaIdent"><text:span text:style-name="T21">saveGroup</text:span></text:span>(g)</text:p>
            <text:p text:style-name="Table_20_Contents">assertTrue(Dao.<text:span text:style-name="T21">groupExists</text:span>(g.<text:span text:style-name="T21">getGroupId()</text:span>))</text:p>
          </table:table-cell>
        </table:table-row>
        <table:table-row>
          <table:table-cell table:style-name="Table10.A2" office:value-type="string">
            <text:p text:style-name="Table_20_Contents">Aucun <text:span text:style-name="T21">groupe</text:span> avec cet id n’existe</text:p>
          </table:table-cell>
          <table:table-cell table:style-name="Table10.A2" office:value-type="string">
            <text:p text:style-name="Table_20_Contents">OK</text:p>
          </table:table-cell>
          <table:table-cell table:style-name="Table10.A2" office:value-type="string">
            <text:p text:style-name="Table_20_Contents">Retourne false</text:p>
          </table:table-cell>
          <table:table-cell table:style-name="Table10.D2" office:value-type="string">
            <text:p text:style-name="Table_20_Contents">assertFalse(dao.<text:span text:style-name="T21">groupExists</text:span>(g.<text:span text:style-name="T21">getGroupId()</text:span>))</text:p>
          </table:table-cell>
        </table:table-row>
      </table:table>
      <text:p text:style-name="Standard"><text:span text:style-name="_5f_OOoComputerSpecial"/></text:p>
      <text:p text:style-name="Standard"><text:span text:style-name="_5f_OOoComputerSpecial"><text:span text:style-name="T13">deletePerson(personId)</text:span></text:span></text:p>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Table_20_Contents">Une personne avec cet id existe</text:p>
          </table:table-cell>
          <table:table-cell table:style-name="Table11.A1" office:value-type="string">
            <text:p text:style-name="Table_20_Contents">OK</text:p>
          </table:table-cell>
          <table:table-cell table:style-name="Table11.A1" office:value-type="string">
            <text:p text:style-name="Table_20_Contents">Personne supprimée</text:p>
          </table:table-cell>
          <table:table-cell table:style-name="Table11.D1" office:value-type="string">
            <text:p text:style-name="Table_20_Contents">Dao.save<text:span text:style-name="_5f_JavaIdent">Person</text:span>(p)</text:p>
            <text:p text:style-name="Table_20_Contents">dao.deletePerson(p.getPersonId())</text:p>
            <text:p text:style-name="Table_20_Contents">assertFalse(dao.personExists(p))</text:p>
          </table:table-cell>
        </table:table-row>
        <table:table-row>
          <table:table-cell table:style-name="Table11.A2" office:value-type="string">
            <text:p text:style-name="Table_20_Contents">Aucune personne avec cet id n’existe</text:p>
          </table:table-cell>
          <table:table-cell table:style-name="Table11.A2" office:value-type="string">
            <text:p text:style-name="Table_20_Contents">KO</text:p>
          </table:table-cell>
          <table:table-cell table:style-name="Table11.A2" office:value-type="string">
            <text:p text:style-name="Standard"><text:span text:style-name="_5f_JavaIdent">PersonDoesNotExistException</text:span></text:p>
          </table:table-cell>
          <table:table-cell table:style-name="Table11.D2" office:value-type="string">
            <text:p text:style-name="Table_20_Contents">Dao.deletePerson(p)</text:p>
          </table:table-cell>
        </table:table-row>
      </table:table>
      <text:p text:style-name="Standard"><text:span text:style-name="_5f_OOoComputerSpecial"/></text:p>
      <text:h text:style-name="Heading_20_2" text:outline-level="2"><text:bookmark-start text:name="__RefHeading___Toc568_1596042726"/><text:span text:style-name="_5f_OOoComputerSpecial">3) Couverture de code</text:span><text:bookmark-end text:name="__RefHeading___Toc568_1596042726"/></text:h>
      <text:p text:style-name="P17"><text:span text:style-name="_5f_OOoComputerSpecial"><text:span text:style-name="T11">Nous avons actuellement une couverture de code de 80%, ce qui est encore insuffisant : le plan de test que nous avons établi n'est probablement pas assez complet et va donc devoir être remanié pour le lot 2. </text:span></text:span></text:p>
      <text:p text:style-name="P17"><text:span text:style-name="_5f_OOoComputerSpecial"><text:span text:style-name="T11"/></text:span></text:p>
      <text:p text:style-name="P18"><text:span text:style-name="_5f_OOoComputerSpecial"><text:span text:style-name="T12">On remarque néanmoins qu'un certain nombre des lignes non-couvertes sont des exceptions SQL qui seraient produites seulement </text:span></text:span><text:soft-page-break/><text:span text:style-name="_5f_OOoComputerSpecial"><text:span text:style-name="T12">si la base n'était pas correctement initialisée ou encore si les requêtes étaient erronnées.</text:span></text:span></text:p>
      <text:h text:style-name="P15" text:outline-level="1"><text:bookmark-start text:name="__RefHeading___Toc570_1596042726"/>Tests d’intégration<text:bookmark-end text:name="__RefHeading___Toc570_1596042726"/></text:h>
      <text:h text:style-name="Heading_20_2" text:outline-level="2"><text:bookmark-start text:name="__RefHeading___Toc572_1596042726"/>1) Lot n°1<text:bookmark-end text:name="__RefHeading___Toc572_1596042726"/></text:h>
      <text:p text:style-name="P20">Le test d’intégration dans ce cas a été relativement rapide : il s’agit de tester chacune des fonctions, vérifiant directement en base en ligne de commande <text:s/>que les modifications étaient correctes. </text:p>
      <text:p text:style-name="P20">Le lot n°1 étant majoraitairement du backend, <text:span text:style-name="T18">et partant de rien</text:span>, les tests unitaires sont ici plus important que les tests d’inté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orphans="2" fo:widows="2" fo:text-indent="0cm" style:auto-text-indent="false"/>
    </style:style>
    <style:style style:name="MP2" style:family="paragraph" style:parent-style-name="Header">
      <style:paragraph-properties fo:margin-left="0cm" fo:margin-right="0cm" fo:orphans="2" fo:widows="2" fo:text-indent="0cm" style:auto-text-indent="false"/>
      <style:text-properties fo:font-variant="normal" fo:text-transform="none" fo:color="#666666" style:font-name="apple-system" fo:font-size="15pt" fo:letter-spacing="normal" fo:font-style="normal" fo:font-weight="normal" officeooo:rsid="00098ee2" officeooo:paragraph-rsid="00098ee2"/>
    </style:style>
    <style:style style:name="MT1" style:family="text">
      <style:text-properties fo:font-variant="normal" fo:text-transform="none" fo:color="#666666" style:font-name="apple-system" fo:font-size="15pt" fo:letter-spacing="normal" fo:font-style="normal" fo:font-weight="normal" officeooo:rsid="00098ee2"/>
    </style:style>
    <style:style style:name="MT2" style:family="text">
      <style:text-properties fo:font-variant="normal" fo:text-transform="none" fo:color="#666666" style:font-name="apple-system" fo:font-size="1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Y</text:span><text:span text:style-name="MT2">asmine </text:span><text:span text:style-name="MT1">Saifi</text:span></text:p>
        <text:p text:style-name="MP2">Alexandre Léonard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8:51:19.950000000</meta:creation-date>
    <dc:date>2016-11-22T00:19:10.138000000</dc:date>
    <meta:editing-duration>PT1H38M10S</meta:editing-duration>
    <meta:editing-cycles>46</meta:editing-cycles>
    <meta:generator>LibreOffice/5.2.2.2$Windows_x86 LibreOffice_project/8f96e87c890bf8fa77463cd4b640a2312823f3ad</meta:generator>
    <meta:document-statistic meta:table-count="11" meta:image-count="0" meta:object-count="0" meta:page-count="9" meta:paragraph-count="167" meta:word-count="765" meta:character-count="6061" meta:non-whitespace-character-count="5443"/>
  </office:meta>
</office:document-meta>
</file>